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color="#ff0000" style:text-underline-style="none" fo:font-weight="normal" style:font-weight-asian="normal" style:font-weight-complex="normal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cRemapSrcArrayLen = &quot; &amp; [.B21] &amp; &quot;; // &quot; &amp; [.B22]" office:value-type="string" office:string-value="static constexpr tMatrixPixelsSize cRemapSrcArrayLen = 133; // 19x7" calcext:value-type="string">
            <text:p>static constexpr tMatrixPixelsSize cRemapSrcArray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cRemapSrcArray[cRemapSrcArrayLen] = {&quot;" office:value-type="string" office:string-value="static constexpr tMatrixPixelsCoord cRemapSrcArray[cRemapSrcArrayLen] = {" calcext:value-type="string">
            <text:p>static constexpr tMatrixPixelsCoord cRemapSrcArray[cRemapSrcArrayLen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cRemapDestMatrixLen = &quot; &amp; [.B23] &amp; &quot;;&quot;" office:value-type="string" office:string-value="static constexpr tMatrixPixelsSize cRemapDestMatrixLen = 56;" calcext:value-type="string">
            <text:p>static constexpr tMatrixPixelsSize c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R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U6]*[.B13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U6] &amp;&quot;x&quot; &amp; [.B13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U13]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table:formula="of:=4+1+4+1+4+1+4" office:value-type="float" office:value="19" calcext:value-type="float">
            <text:p>19</text:p>
          </table:table-cell>
          <table:table-cell table:number-columns-repeated="21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cRemapSrcArrayLen = &quot; &amp; [.B19] &amp; &quot;; // &quot; &amp; [.B20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cRemapSrcArray[&quot; &amp; [.B19] &amp; &quot;] = {&quot;" office:value-type="string" office:string-value="static constexpr tMatrixPixelsCoord cRemapSrcArray[60] = {" calcext:value-type="string">
            <text:p>static constexpr tMatrixPixelsCoord cRemapSrc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cRemapDestMatrixLen = &quot; &amp; [.B21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12x5.C7:12x5.N11">
            <calcext:condition calcext:apply-style-name="Zero" calcext:value="=0" calcext:base-cell-address="12x5.C7"/>
            <calcext:condition calcext:apply-style-name="NonZero" calcext:value="!=0" calcext:base-cell-address="12x5.C7"/>
          </calcext:conditional-format>
        </calcext:conditional-formats>
      </table:table>
      <table:table table:name="broken strip 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cRemapSrcArrayLen = &quot; &amp; [.B19] &amp; &quot;; // &quot; &amp; [.B20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cRemapSrcArray[&quot; &amp; [.B19] &amp; &quot;] = {&quot;" office:value-type="string" office:string-value="static constexpr tMatrixPixelsCoord cRemapSrcArray[60] = {" calcext:value-type="string">
            <text:p>static constexpr tMatrixPixelsCoord cRemapSrc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table:formula="of:=[.K8]+1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table:formula="of:=[.N8]+1" office:value-type="float" office:value="24" calcext:value-type="float">
            <text:p>24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9, 0, 0, 17, 0, 0, 24, 0," calcext:value-type="string">
            <text:p><text:s text:c="4"/>0, 3, 0, 0, 9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29" table:formula="of:=[.G7]+1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0/*x*/</text:p>
          </table:table-cell>
          <table:table-cell table:style-name="ce29" table:formula="of:=[.J7]+1" office:value-type="float" office:value="18" calcext:value-type="float">
            <text:p>18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J9]+1" office:value-type="float" office:value="16" calcext:value-type="float">
            <text:p>16</text:p>
          </table:table-cell>
          <table:table-cell table:style-name="ce29" table:formula="of:=[.M7]+1" office:value-type="float" office:value="25" calcext:value-type="float">
            <text:p>25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0, 0, 0/*x*/, 18, 0, 16, 25, 0, 23," calcext:value-type="string">
            <text:p><text:s text:c="4"/>4, 0, 2, 10, 0, 0/*x*/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F13]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I13]" office:value-type="float" office:value="15" calcext:value-type="float">
            <text:p>15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L13]" office:value-type="float" office:value="22" calcext:value-type="float">
            <text:p>22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29" table:formula="of:=[.F8]+1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G11]+1" office:value-type="float" office:value="13" calcext:value-type="float">
            <text:p>13</text:p>
          </table:table-cell>
          <table:table-cell table:style-name="ce29" table:formula="of:=[.I8]+1" office:value-type="float" office:value="19" calcext:value-type="float">
            <text:p>19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J11]+1" office:value-type="float" office:value="21" calcext:value-type="float">
            <text:p>21</text:p>
          </table:table-cell>
          <table:table-cell table:style-name="ce29" table:formula="of:=[.L8]+1"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1, 0, 13, 19, 0, 21, 26, 0, 28," calcext:value-type="string">
            <text:p><text:s text:c="4"/>5, 0, 7, 11, 0, 13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F10]+1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I10]+1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L10]+1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2, 0, 0, 20, 0, 0, 27, 0," calcext:value-type="string">
            <text:p><text:s text:c="4"/>0, 6, 0, 0, 12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table:formula="of:=MAX([.C7:.E11])+1" office:value-type="float" office:value="8" calcext:value-type="float">
            <text:p>8</text:p>
          </table:table-cell>
          <table:table-cell table:number-columns-repeated="2"/>
          <table:table-cell table:formula="of:=MAX([.F7:.H11])+1+1" office:value-type="float" office:value="15" calcext:value-type="float">
            <text:p>15</text:p>
          </table:table-cell>
          <table:table-cell table:number-columns-repeated="2"/>
          <table:table-cell table:formula="of:=MAX([.I7:.K11])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cRemapDestMatrixLen = &quot; &amp; [.B21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broken strip 12x5'.C7:'broken strip 12x5'.N11">
            <calcext:condition calcext:apply-style-name="Zero" calcext:value="=0" calcext:base-cell-address="'broken strip 12x5'.C7"/>
            <calcext:condition calcext:apply-style-name="NonZero" calcext:value="!=0" calcext:base-cell-address="'broken strip 12x5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6:28:45.46421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30T19:12:38.655389200</dc:date>
    <meta:editing-duration>PT10H53M5S</meta:editing-duration>
    <meta:editing-cycles>34</meta:editing-cycles>
    <meta:generator>LibreOffice/25.8.3.2$Windows_X86_64 LibreOffice_project/8ca8d55c161d602844f5428fa4b58097424e324e</meta:generator>
    <meta:document-statistic meta:table-count="3" meta:cell-count="402" meta:object-count="0"/>
  </office:meta>
</office:document-meta>
</file>